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d6926" officeooo:paragraph-rsid="001d6926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d6926" officeooo:paragraph-rsid="001d6926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287751" officeooo:paragraph-rsid="00287751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3c179" officeooo:paragraph-rsid="0023c179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6926" officeooo:paragraph-rsid="001d692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adb8d" officeooo:paragraph-rsid="005adb8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b714d" officeooo:paragraph-rsid="006b714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204c9" officeooo:paragraph-rsid="007204c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31017" officeooo:paragraph-rsid="00831017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af7f3" officeooo:paragraph-rsid="008af7f3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57c9d" officeooo:paragraph-rsid="00957c9d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a8024" officeooo:paragraph-rsid="009a8024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9a8024" officeooo:paragraph-rsid="009a802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9c1353" officeooo:paragraph-rsid="009c1353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9cbdd3" officeooo:paragraph-rsid="009cbdd3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9e6a7d" officeooo:paragraph-rsid="009e6a7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e6a7d" officeooo:paragraph-rsid="009e6a7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a26378" officeooo:paragraph-rsid="00a2637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26378" officeooo:paragraph-rsid="00a2637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40d47" officeooo:paragraph-rsid="00a40d47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6926" officeooo:paragraph-rsid="001d692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7751" officeooo:paragraph-rsid="0028775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c179" officeooo:paragraph-rsid="0023c17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b065" officeooo:paragraph-rsid="0023c17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2e646" officeooo:paragraph-rsid="0052e64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efe1" officeooo:paragraph-rsid="0058efe1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db8d" officeooo:paragraph-rsid="005adb8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3077f" officeooo:paragraph-rsid="0063077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b714d" officeooo:paragraph-rsid="006b714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07a83" officeooo:paragraph-rsid="007204c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204c9" officeooo:paragraph-rsid="007204c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75272e" officeooo:paragraph-rsid="0075272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78a2b9" officeooo:paragraph-rsid="0078a2b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7a0fa3" officeooo:paragraph-rsid="007a0fa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7b108e" officeooo:paragraph-rsid="007b108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31017" officeooo:paragraph-rsid="0083101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8af7f3" officeooo:paragraph-rsid="008af7f3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8b5021" officeooo:paragraph-rsid="008b502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b5021" officeooo:paragraph-rsid="008b502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8f6fd3" officeooo:paragraph-rsid="008f6fd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57c9d" officeooo:paragraph-rsid="00957c9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8cf92" officeooo:paragraph-rsid="0098cf9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73e2c1" officeooo:paragraph-rsid="007204c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9cbdd3" officeooo:paragraph-rsid="009cbdd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9f4b76" officeooo:paragraph-rsid="009f4b7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9dcc9e" officeooo:paragraph-rsid="009dcc9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9e6a7d" officeooo:paragraph-rsid="009e6a7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a85556" officeooo:paragraph-rsid="00a8555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a080bc" officeooo:paragraph-rsid="00a080b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45497" officeooo:paragraph-rsid="0084549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45497" officeooo:paragraph-rsid="0089c3fc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52e646" officeooo:paragraph-rsid="003fa1ff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15d6a" officeooo:paragraph-rsid="00215d6a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fa1ff" officeooo:paragraph-rsid="003fa1ff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ff0000" fo:font-size="12pt" fo:font-style="normal" style:text-underline-style="none" fo:font-weight="bold" officeooo:rsid="007bd776" officeooo:paragraph-rsid="007bd776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99" fo:font-size="12pt" fo:font-style="normal" style:text-underline-style="none" fo:font-weight="bold" officeooo:rsid="007bd776" officeooo:paragraph-rsid="007bd776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style:use-window-font-color="true" fo:font-size="12pt" fo:font-style="normal" style:text-underline-style="none" fo:font-weight="bold" officeooo:rsid="0080b35f" officeooo:paragraph-rsid="0080b35f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6024c" officeooo:paragraph-rsid="0066024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d91a5" officeooo:paragraph-rsid="00b4ccc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d91a5" officeooo:paragraph-rsid="00ad91a5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5adb8d" officeooo:paragraph-rsid="005adb8d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b8736e" officeooo:paragraph-rsid="005adb8d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be513e" officeooo:paragraph-rsid="00be513e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3c442" style:font-weight-asian="normal" style:font-weight-complex="normal"/>
    </style:style>
    <style:style style:name="T3" style:family="text">
      <style:text-properties style:text-underline-style="none" fo:font-weight="normal" officeooo:rsid="00259f8d" style:font-weight-asian="normal" style:font-weight-complex="normal"/>
    </style:style>
    <style:style style:name="T4" style:family="text">
      <style:text-properties style:text-underline-style="none" fo:font-weight="normal" officeooo:rsid="00272b11" style:font-weight-asian="normal" style:font-weight-complex="normal"/>
    </style:style>
    <style:style style:name="T5" style:family="text">
      <style:text-properties style:text-underline-style="none" fo:font-weight="normal" officeooo:rsid="0027d98e" style:font-weight-asian="normal" style:font-weight-complex="normal"/>
    </style:style>
    <style:style style:name="T6" style:family="text">
      <style:text-properties style:text-underline-style="none" fo:font-weight="normal" officeooo:rsid="002d7349" style:font-weight-asian="normal" style:font-weight-complex="normal"/>
    </style:style>
    <style:style style:name="T7" style:family="text">
      <style:text-properties style:text-underline-style="none" fo:font-weight="normal" officeooo:rsid="002df880" style:font-weight-asian="normal" style:font-weight-complex="normal"/>
    </style:style>
    <style:style style:name="T8" style:family="text">
      <style:text-properties style:text-underline-style="none" fo:font-weight="normal" officeooo:rsid="002f4d65" style:font-weight-asian="normal" style:font-weight-complex="normal"/>
    </style:style>
    <style:style style:name="T9" style:family="text">
      <style:text-properties style:text-underline-style="none" fo:font-weight="normal" officeooo:rsid="0032b065" style:font-weight-asian="normal" style:font-weight-complex="normal"/>
    </style:style>
    <style:style style:name="T10" style:family="text">
      <style:text-properties style:text-underline-style="none" fo:font-weight="normal" officeooo:rsid="0033b9e4" style:font-weight-asian="normal" style:font-weight-complex="normal"/>
    </style:style>
    <style:style style:name="T11" style:family="text">
      <style:text-properties style:text-underline-style="none" fo:font-weight="normal" officeooo:rsid="00353bab" style:font-weight-asian="normal" style:font-weight-complex="normal"/>
    </style:style>
    <style:style style:name="T12" style:family="text">
      <style:text-properties style:text-underline-style="none" fo:font-weight="normal" officeooo:rsid="00371efa" style:font-weight-asian="normal" style:font-weight-complex="normal"/>
    </style:style>
    <style:style style:name="T13" style:family="text">
      <style:text-properties style:text-underline-style="none" fo:font-weight="normal" officeooo:rsid="009c1353" style:font-weight-asian="normal" style:font-weight-complex="normal"/>
    </style:style>
    <style:style style:name="T14" style:family="text">
      <style:text-properties style:text-underline-style="none" fo:font-weight="normal" officeooo:rsid="009c8fb1" style:font-weight-asian="normal" style:font-weight-complex="normal"/>
    </style:style>
    <style:style style:name="T15" style:family="text">
      <style:text-properties style:text-underline-style="none" fo:font-weight="normal" officeooo:rsid="009dcc9e" style:font-weight-asian="normal" style:font-weight-complex="normal"/>
    </style:style>
    <style:style style:name="T16" style:family="text">
      <style:text-properties style:text-underline-style="none" fo:font-weight="normal" officeooo:rsid="00a33a43" style:font-weight-asian="normal" style:font-weight-complex="normal"/>
    </style:style>
    <style:style style:name="T17" style:family="text">
      <style:text-properties style:text-underline-style="none" fo:font-weight="normal" officeooo:rsid="00a40d47" style:font-weight-asian="normal" style:font-weight-complex="normal"/>
    </style:style>
    <style:style style:name="T18" style:family="text">
      <style:text-properties style:text-underline-style="none" fo:font-weight="normal" officeooo:rsid="00a5c7a3" style:font-weight-asian="normal" style:font-weight-complex="normal"/>
    </style:style>
    <style:style style:name="T19" style:family="text">
      <style:text-properties style:text-underline-style="none" fo:font-weight="normal" officeooo:rsid="00a7054c" style:font-weight-asian="normal" style:font-weight-complex="normal"/>
    </style:style>
    <style:style style:name="T20" style:family="text">
      <style:text-properties officeooo:rsid="00287751"/>
    </style:style>
    <style:style style:name="T21" style:family="text">
      <style:text-properties officeooo:rsid="002c1bc4"/>
    </style:style>
    <style:style style:name="T22" style:family="text">
      <style:text-properties officeooo:rsid="00309e01"/>
    </style:style>
    <style:style style:name="T23" style:family="text">
      <style:text-properties officeooo:rsid="0031cb6e"/>
    </style:style>
    <style:style style:name="T24" style:family="text">
      <style:text-properties officeooo:rsid="003800d9"/>
    </style:style>
    <style:style style:name="T25" style:family="text">
      <style:text-properties officeooo:rsid="003b01cf"/>
    </style:style>
    <style:style style:name="T26" style:family="text">
      <style:text-properties officeooo:rsid="0043c379"/>
    </style:style>
    <style:style style:name="T27" style:family="text">
      <style:text-properties officeooo:rsid="0052e646"/>
    </style:style>
    <style:style style:name="T28" style:family="text">
      <style:text-properties officeooo:rsid="00548256"/>
    </style:style>
    <style:style style:name="T29" style:family="text">
      <style:text-properties officeooo:rsid="005edde4"/>
    </style:style>
    <style:style style:name="T30" style:family="text">
      <style:text-properties officeooo:rsid="0065032f"/>
    </style:style>
    <style:style style:name="T31" style:family="text">
      <style:text-properties officeooo:rsid="006c74d6"/>
    </style:style>
    <style:style style:name="T32" style:family="text">
      <style:text-properties officeooo:rsid="0070ea15"/>
    </style:style>
    <style:style style:name="T33" style:family="text">
      <style:text-properties fo:font-weight="bold" officeooo:rsid="0070ea15" style:font-weight-asian="bold" style:font-weight-complex="bold"/>
    </style:style>
    <style:style style:name="T34" style:family="text">
      <style:text-properties fo:font-weight="bold" officeooo:rsid="00ada7c8" style:font-weight-asian="bold" style:font-weight-complex="bold"/>
    </style:style>
    <style:style style:name="T35" style:family="text">
      <style:text-properties fo:font-weight="bold" officeooo:rsid="00b1840a" style:font-weight-asian="bold" style:font-weight-complex="bold"/>
    </style:style>
    <style:style style:name="T36" style:family="text">
      <style:text-properties fo:font-weight="normal" officeooo:rsid="00873604" style:font-weight-asian="normal" style:font-weight-complex="normal"/>
    </style:style>
    <style:style style:name="T37" style:family="text">
      <style:text-properties fo:font-weight="normal" officeooo:rsid="00882ec8" style:font-weight-asian="normal" style:font-weight-complex="normal"/>
    </style:style>
    <style:style style:name="T38" style:family="text">
      <style:text-properties officeooo:rsid="007b3d29"/>
    </style:style>
    <style:style style:name="T39" style:family="text">
      <style:text-properties fo:color="#ff0000" fo:font-weight="bold" style:font-weight-asian="bold" style:font-weight-complex="bold"/>
    </style:style>
    <style:style style:name="T40" style:family="text">
      <style:text-properties officeooo:rsid="007d4b62"/>
    </style:style>
    <style:style style:name="T41" style:family="text">
      <style:text-properties fo:color="#000099" fo:font-weight="bold" style:font-weight-asian="bold" style:font-weight-complex="bold"/>
    </style:style>
    <style:style style:name="T42" style:family="text">
      <style:text-properties officeooo:rsid="008295e0"/>
    </style:style>
    <style:style style:name="T43" style:family="text">
      <style:text-properties officeooo:rsid="00873604"/>
    </style:style>
    <style:style style:name="T44" style:family="text">
      <style:text-properties style:text-underline-style="solid" style:text-underline-width="auto" style:text-underline-color="font-color" officeooo:rsid="00873604"/>
    </style:style>
    <style:style style:name="T45" style:family="text">
      <style:text-properties style:text-underline-style="solid" style:text-underline-width="auto" style:text-underline-color="font-color" officeooo:rsid="00b2e520"/>
    </style:style>
    <style:style style:name="T46" style:family="text">
      <style:text-properties officeooo:rsid="008cbaae"/>
    </style:style>
    <style:style style:name="T47" style:family="text">
      <style:text-properties officeooo:rsid="0090c4f9"/>
    </style:style>
    <style:style style:name="T48" style:family="text">
      <style:text-properties officeooo:rsid="00937cc1"/>
    </style:style>
    <style:style style:name="T49" style:family="text">
      <style:text-properties officeooo:rsid="00973432"/>
    </style:style>
    <style:style style:name="T50" style:family="text">
      <style:text-properties officeooo:rsid="009a00a8"/>
    </style:style>
    <style:style style:name="T51" style:family="text">
      <style:text-properties officeooo:rsid="00a33a43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bb0f07" style:font-style-asian="normal" style:font-style-complex="normal"/>
    </style:style>
    <style:style style:name="T54" style:family="text">
      <style:text-properties fo:font-style="normal" officeooo:rsid="00bc73f2" style:font-style-asian="normal" style:font-style-complex="normal"/>
    </style:style>
    <style:style style:name="T55" style:family="text">
      <style:text-properties fo:font-style="normal" officeooo:rsid="00bd943a" style:font-style-asian="normal" style:font-style-complex="normal"/>
    </style:style>
    <style:style style:name="T56" style:family="text">
      <style:text-properties fo:font-style="normal" officeooo:rsid="00be513e" style:font-style-asian="normal" style:font-style-complex="normal"/>
    </style:style>
    <style:style style:name="T57" style:family="text">
      <style:text-properties fo:font-style="normal" fo:font-weight="bold" officeooo:rsid="00b1840a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bc73f2" style:font-style-asian="normal" style:font-weight-asian="bold" style:font-style-complex="normal" style:font-weight-complex="bold"/>
    </style:style>
    <style:style style:name="T59" style:family="text">
      <style:text-properties officeooo:rsid="00ba6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2D Project</text:p>
      <text:p text:style-name="P2"/>
      <text:p text:style-name="P3">I) Fondamentaux</text:p>
      <text:p text:style-name="P22"/>
      <text:p text:style-name="P22">- Éviter le plus possible les calculs.</text:p>
      <text:p text:style-name="P21">- <text:span text:style-name="T21">Bypass les erreurs du genre déconnexion.</text:span></text:p>
      <text:p text:style-name="P21">- <text:span text:style-name="T22">Limite de 5 nouveaux matchs maximum</text:span></text:p>
      <text:p text:style-name="P21">- <text:span text:style-name="T23">Si match n'est pas commencé au bout de 5 minutes → destroy</text:span></text:p>
      <text:p text:style-name="P2"/>
      <text:p text:style-name="P53">I<text:span text:style-name="T20">I</text:span>) Fonctionnalités</text:p>
      <text:p text:style-name="P5"/>
      <text:p text:style-name="P21">→<text:span text:style-name="T26"> Menu</text:span></text:p>
      <text:p text:style-name="P23">→ Match</text:p>
      <text:p text:style-name="P4"><text:span text:style-name="T1"><text:tab/>→</text:span><text:span text:style-name="T5"> Historique</text:span></text:p>
      <text:p text:style-name="P4"><text:span text:style-name="T5"><text:tab/><text:tab/>→</text:span><text:span text:style-name="T10"> </text:span><text:span text:style-name="T11">Voir les X derniers matchs joués (forme graphique). </text:span><text:span text:style-name="T12">Configurable !</text:span></text:p>
      <text:p text:style-name="P4"><text:span text:style-name="T1"><text:tab/>→</text:span><text:span text:style-name="T2"> Créer</text:span></text:p>
      <text:p text:style-name="P4"><text:span text:style-name="T2"><text:tab/><text:tab/>→</text:span><text:span text:style-name="T9"> Choix du nombre de joueurs</text:span></text:p>
      <text:p text:style-name="P4"><text:span text:style-name="T2"><text:tab/><text:tab/>→</text:span><text:span text:style-name="T9"> Choix Map</text:span></text:p>
      <text:p text:style-name="P24"><text:tab/><text:tab/>→ Choix MR</text:p>
      <text:p text:style-name="P4"><text:span text:style-name="T2"><text:tab/>→ </text:span><text:span text:style-name="T3">Jouer</text:span></text:p>
      <text:p text:style-name="P23">→ Statistiques</text:p>
      <text:p text:style-name="P4"><text:span text:style-name="T1"><text:tab/>→ </text:span><text:span text:style-name="T8">Top 100 ?</text:span></text:p>
      <text:p text:style-name="P4"><text:span text:style-name="T4"><text:tab/>→ </text:span><text:span text:style-name="T8">Elo ?</text:span></text:p>
      <text:p text:style-name="P23">→ Events</text:p>
      <text:p text:style-name="P4"><text:span text:style-name="T1"><text:tab/>→</text:span><text:span text:style-name="T6"> Créer ses propres events</text:span></text:p>
      <text:p text:style-name="P4"><text:span text:style-name="T6"><text:tab/>→ Récompenses </text:span><text:span text:style-name="T7">(Active le hat associé)</text:span></text:p>
      <text:p text:style-name="P23">→<text:span text:style-name="T24"> Vote</text:span></text:p>
      <text:p text:style-name="P23"><text:tab/>→<text:span text:style-name="T24"> Annuler le match en cours (fixer un pourcentage)</text:span></text:p>
      <text:p text:style-name="P23"><text:tab/>→<text:span text:style-name="T24"> Kicker quelqu'un (fixer un pourcentage)</text:span></text:p>
      <text:p text:style-name="P23">→<text:span text:style-name="T25"> Commandes ?</text:span></text:p>
      <text:p text:style-name="P23"/>
      <text:p text:style-name="P54">III) <text:span text:style-name="T27">Description générale du script </text:span></text:p>
      <text:p text:style-name="P52"/>
      <text:p text:style-name="P25">Lorsqu'un joueur rejoint le joueur <text:span text:style-name="T28">celui-ci est automatiquement chargé depuis la BDD, si il n'existe pas il est créé ! De même lorsqu'il quitte le serveur celui sera sauvegardé.</text:span></text:p>
      <text:p text:style-name="P26">Un joueur peut accèder au menu principal qui lui permette d'effectuer différentes actions telles que:</text:p>
      <text:p text:style-name="P6"/>
      <text:p text:style-name="P6">Créer une mix:</text:p>
      <text:p text:style-name="P27"><text:tab/><text:span text:style-name="T29">Pour créer une mix, un joueur doit avoir le droit de pouvoir en crée une (c’est-à-dire qu'il n'y a pas plus de 5 mix en cours).</text:span></text:p>
      <text:p text:style-name="P28">Il doit choisir <text:span text:style-name="T30">le nombre de joueur participants (1v1, 2v2, 3v3, 4v4, 5v5), ensuite la map (celles-ci seront chargées au préalable). Enfin, le MR (8/8, 10/10, 12/12, 15/15). Une fois la mix crée celle-ci est ajoutée à la la queue.</text:span></text:p>
      <text:p text:style-name="P28"/>
      <text:p text:style-name="P7">Historique des mixs:</text:p>
      <text:p text:style-name="P29"><text:tab/><text:span text:style-name="T31">Le joueur peut avoir accès aux X dernières mixs jouées sous forme graphique triées de la plus récente aux plus anciennes.</text:span></text:p>
      <text:p text:style-name="P30">Celui-ci verra alors la mix d<text:span text:style-name="T32">ans un cadre il ne pourra que le fermer. </text:span><text:span text:style-name="T33">D'ailleurs ouvrir le menu principal fermera automatiquement toute GUI.</text:span><text:span text:style-name="T32"> </text:span></text:p>
      <text:p text:style-name="P30"/>
      <text:p text:style-name="P8"><text:soft-page-break/>Layout d'une mix:</text:p>
      <text:p text:style-name="P31"><text:tab/><text:tab/><text:tab/><text:tab/><text:tab/><text:tab/><text:tab/><text:tab/><text:tab/><text:tab/><text:span text:style-name="T42">[X]</text:span></text:p>
      <text:p text:style-name="P43">Mix #Number</text:p>
      <text:p text:style-name="P32">[LOGO <text:span text:style-name="T39">TEAM A</text:span>] SCORE [LOGO <text:span text:style-name="T41">TEAM B</text:span>]</text:p>
      <text:p text:style-name="P33">Map:</text:p>
      <text:p text:style-name="P34"/>
      <text:p text:style-name="P35">Liste des joueurs triées</text:p>
      <text:p text:style-name="P35">Nick|<text:span text:style-name="T38">Kills|Deaths|KDA</text:span></text:p>
      <text:p text:style-name="P56"><text:span text:style-name="T40"><text:s/></text:span>xNir 19 0 19 </text:p>
      <text:p text:style-name="P55"><text:s text:c="3"/>random 20 10 2 </text:p>
      <text:p text:style-name="P55"/>
      <text:p text:style-name="P57">[Close]</text:p>
      <text:p text:style-name="P28"/>
      <text:p text:style-name="P9">Statistiques:</text:p>
      <text:p text:style-name="P36"><text:tab/>Le joueur pourra également accèder aux statistiques des X meilleurs joueurs !</text:p>
      <text:p text:style-name="P50"><text:span text:style-name="T36">Il aura accès à plusieurs modes (solo, duo, team</text:span><text:span text:style-name="T37">(</text:span><text:span text:style-name="T36">5n5</text:span><text:span text:style-name="T37">)</text:span><text:span text:style-name="T36">). </text:span></text:p>
      <text:p text:style-name="P51"><text:span text:style-name="T44">Note:</text:span><text:span text:style-name="T43"> désactiver les stats durant une mix ? </text:span></text:p>
      <text:p text:style-name="P51"/>
      <text:p text:style-name="P10">Layout stats:</text:p>
      <text:p text:style-name="P37"><text:tab/><text:tab/><text:tab/><text:tab/><text:tab/><text:tab/><text:tab/><text:span text:style-name="T46">[X]</text:span></text:p>
      <text:p text:style-name="P38">#Mode Ladder</text:p>
      <text:p text:style-name="P40"><text:span text:style-name="T48">Position | </text:span>Nickname<text:span text:style-name="T47"> | Wins/Looses | Elo</text:span></text:p>
      <text:p text:style-name="P40"/>
      <text:p text:style-name="P11">Events:</text:p>
      <text:p text:style-name="P41"><text:tab/><text:span text:style-name="T49">Le joueur peut accèder à la liste des events avec leurs informations.</text:span></text:p>
      <text:p text:style-name="P42">Chaque joueur est automatiquement inscrit à un event. <text:span text:style-name="T50">La liste est mise à jour après chaque match.</text:span></text:p>
      <text:p text:style-name="P42"/>
      <text:p text:style-name="P12">Layout d'un event:</text:p>
      <text:p text:style-name="P13"><text:span text:style-name="T1"><text:tab/><text:tab/><text:tab/><text:tab/><text:tab/><text:tab/><text:tab/></text:span><text:span text:style-name="T13">[X]</text:span></text:p>
      <text:p text:style-name="P14"><text:span text:style-name="T1">Event #</text:span><text:span text:style-name="T14">Number</text:span></text:p>
      <text:p text:style-name="P15"><text:span text:style-name="T14">E</text:span><text:span text:style-name="T1">vent name</text:span></text:p>
      <text:p text:style-name="P44"/>
      <text:p text:style-name="P45">[Event banner]</text:p>
      <text:p text:style-name="P15"><text:span text:style-name="T15">Start</text:span><text:span text:style-name="T1">: xx/xx/xxxx 00:00:00</text:span></text:p>
      <text:p text:style-name="P46">End: xx/xx/xxxx 00:00:00</text:p>
      <text:p text:style-name="P47">Status: Not started/Started/Ended</text:p>
      <text:p text:style-name="P48">Reward:</text:p>
      <text:p text:style-name="P16"/>
      <text:p text:style-name="P49">[Event description]</text:p>
      <text:p text:style-name="P49">[TOP 5]</text:p>
      <text:p text:style-name="P18"><text:span text:style-name="T1">Pos | Nick | </text:span><text:span text:style-name="T16">USGN | Points</text:span></text:p>
      <text:p text:style-name="P19"/>
      <text:p text:style-name="P20"><text:span text:style-name="T51">J</text:span>ouer une mix:</text:p>
      <text:p text:style-name="P17"><text:span text:style-name="T1"><text:tab/></text:span><text:span text:style-name="T17">Une fois la mix crée, les joueurs disposent d'une minute pour la rejoindre ! </text:span><text:span text:style-name="T18">Les joueurs seront regroupés selon le nombre de points elo. </text:span><text:span text:style-name="T19">Si le nombre de joueurs n'est pas suffisant alors la mix est détruite et on passe à la suivante.</text:span></text:p>
      <text:p text:style-name="P39"><text:tab/></text:p>
      <text:p text:style-name="P36"/>
      <text:p text:style-name="P58">Lors d'un match les joueurs peuvent à tout moment stopper la mix en cours.</text:p>
      <text:p text:style-name="P58"/>
      <text:p text:style-name="P58"/>
      <text:p text:style-name="P58"/>
      <text:p text:style-name="P60"><text:soft-page-break/>Déroulement d'un match:</text:p>
      <text:p text:style-name="P59"><text:tab/><text:span text:style-name="T45">A) Phases d'un match</text:span></text:p>
      <text:p text:style-name="P59"><text:span text:style-name="T45"/></text:p>
      <text:p text:style-name="P59"><text:span text:style-name="T34">M</text:span><text:span text:style-name="T35">ATCH_PREPARING:</text:span></text:p>
      <text:p text:style-name="P59"><text:span text:style-name="T35"><text:tab/></text:span><text:span text:style-name="T59">Phase de création du match (MR/Map/XvsX)</text:span></text:p>
      <text:p text:style-name="P61"><text:span text:style-name="T57">MAP_CHANGE:</text:span></text:p>
      <text:p text:style-name="P61"><text:span text:style-name="T57"><text:tab/></text:span><text:span text:style-name="T53">Si la map est différente de celle du match → sauvegardée puis changée </text:span></text:p>
      <text:p text:style-name="P61"><text:span text:style-name="T57">WAITING</text:span></text:p>
      <text:p text:style-name="P61"><text:span text:style-name="T57"><text:tab/></text:span><text:span text:style-name="T54">Attente </text:span><text:span text:style-name="T55">que le nombre de joueurs en spec soit suffisant ! </text:span><text:span text:style-name="T56">Si c'est le cas</text:span></text:p>
      <text:p text:style-name="P63"><text:span text:style-name="T56">u</text:span><text:span text:style-name="T52">n menu s'ouvre à partir du quel </text:span></text:p>
      <text:p text:style-name="P61"><text:span text:style-name="T57">KNIFE_ROUND</text:span></text:p>
      <text:p text:style-name="P61"><text:span text:style-name="T57">PRE_FIRST_HALF</text:span></text:p>
      <text:p text:style-name="P61"><text:span text:style-name="T57">FIRST_HALF</text:span></text:p>
      <text:p text:style-name="P61"><text:span text:style-name="T57">SWITCHING</text:span></text:p>
      <text:p text:style-name="P61"><text:span text:style-name="T57">PRE_SECOND_HALF</text:span></text:p>
      <text:p text:style-name="P61"><text:span text:style-name="T57">SECOND_HALF</text:span></text:p>
      <text:p text:style-name="P61"><text:span text:style-name="T57">TERMINATED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2:08:00.014555571</meta:creation-date>
    <dc:date>2016-04-02T21:19:24.388676938</dc:date>
    <meta:editing-duration>PT5H30S</meta:editing-duration>
    <meta:editing-cycles>179</meta:editing-cycles>
    <meta:generator>LibreOffice/4.2.8.2$Linux_x86 LibreOffice_project/420m0$Build-2</meta:generator>
    <meta:document-statistic meta:table-count="0" meta:image-count="0" meta:object-count="0" meta:page-count="3" meta:paragraph-count="88" meta:word-count="529" meta:character-count="3086" meta:non-whitespace-character-count="2581"/>
  </office:meta>
</office:document-meta>
</file>